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1adf" officeooo:paragraph-rsid="00201adf"/>
    </style:style>
    <style:style style:name="P2" style:family="paragraph" style:parent-style-name="Standard">
      <style:text-properties officeooo:rsid="0021b285" officeooo:paragraph-rsid="0021b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 means ctrl c + ctrl v</text:p>
      <text:p text:style-name="P1">mv means ctrl x + ctrlv</text:p>
      <text:p text:style-name="P1"/>
      <text:p text:style-name="P1">kpit@L-18990:~$ #command-name &lt;options&gt; source destination</text:p>
      <text:p text:style-name="P1">kpit@L-18990:~$ cd /home/kpit/Documents</text:p>
      <text:p text:style-name="P1">kpit@L-18990:~/Documents$ touch 1.txt 2.txt</text:p>
      <text:p text:style-name="P1">kpit@L-18990:~/Documents$ ls </text:p>
      <text:p text:style-name="P1">1.txt <text:s/>2.txt <text:s/>basebuildlinux <text:s/>PSD <text:s/>TimeManagement.odt</text:p>
      <text:p text:style-name="P1">kpit@L-18990:~/Documents$ cp 1.txt 2.txt</text:p>
      <text:p text:style-name="P1">kpit@L-18990:~/Documents$ cp 1.txt 2.txt</text:p>
      <text:p text:style-name="P1">kpit@L-18990:~/Documents$ </text:p>
      <text:p text:style-name="P1">//now content of file 1 is copied into file 2 and original data of file 2 is gone</text:p>
      <text:p text:style-name="P1"/>
      <text:p text:style-name="P1">Copying using paths:</text:p>
      <text:p text:style-name="P1"/>
      <text:p text:style-name="P1">cp ~”sourc file path” <text:s/>\:\ <text:s/>“destinationfilepath” <text:s/>.</text:p>
      <text:p text:style-name="P1"/>
      <text:p text:style-name="P2">mv 1.txt ~”path”----&gt;to move the files(ctrl x + ctrl v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6:46:14.858586201</meta:creation-date>
    <meta:generator>LibreOffice/6.4.7.2$Linux_X86_64 LibreOffice_project/40$Build-2</meta:generator>
    <dc:date>2024-06-27T12:05:00.893860902</dc:date>
    <meta:editing-duration>PT1H27M16S</meta:editing-duration>
    <meta:editing-cycles>1</meta:editing-cycles>
    <meta:document-statistic meta:table-count="0" meta:image-count="0" meta:object-count="0" meta:page-count="1" meta:paragraph-count="14" meta:word-count="80" meta:character-count="583" meta:non-whitespace-character-count="509"/>
  </office:meta>
</office:document-meta>
</file>